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ato" svg:font-family="Lato, apple-system, BlinkMacSystemFont, 'Segoe UI', Roboto, 'Helvetica Neue', Arial, sans-serif, 'Apple Color Emoji', 'Segoe UI Emoji', 'Segoe UI Symbol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s" fo:country="CO" officeooo:rsid="000277fa" officeooo:paragraph-rsid="000277fa"/>
    </style:style>
    <style:style style:name="P2" style:family="paragraph" style:parent-style-name="Standard">
      <style:text-properties fo:language="es" fo:country="CO" officeooo:rsid="000277fa" officeooo:paragraph-rsid="00129990"/>
    </style:style>
    <style:style style:name="P3" style:family="paragraph" style:parent-style-name="Standard">
      <style:text-properties fo:language="es" fo:country="CO" officeooo:rsid="0006b721" officeooo:paragraph-rsid="0006b721"/>
    </style:style>
    <style:style style:name="P4" style:family="paragraph" style:parent-style-name="Standard">
      <style:text-properties fo:language="es" fo:country="CO" officeooo:rsid="0006b721" officeooo:paragraph-rsid="00129990"/>
    </style:style>
    <style:style style:name="P5" style:family="paragraph" style:parent-style-name="Standard">
      <style:text-properties fo:language="es" fo:country="CO" officeooo:rsid="0007c984" officeooo:paragraph-rsid="0007c984"/>
    </style:style>
    <style:style style:name="P6" style:family="paragraph" style:parent-style-name="Standard">
      <style:text-properties fo:language="es" fo:country="CO" officeooo:rsid="0007c984" officeooo:paragraph-rsid="00088210"/>
    </style:style>
    <style:style style:name="P7" style:family="paragraph" style:parent-style-name="Standard">
      <style:text-properties fo:language="es" fo:country="CO" officeooo:rsid="0007c984" officeooo:paragraph-rsid="00129990"/>
    </style:style>
    <style:style style:name="P8" style:family="paragraph" style:parent-style-name="Standard">
      <style:text-properties fo:language="es" fo:country="CO" officeooo:rsid="00088210" officeooo:paragraph-rsid="00088210"/>
    </style:style>
    <style:style style:name="P9" style:family="paragraph" style:parent-style-name="Standard">
      <style:text-properties fo:language="es" fo:country="CO" officeooo:rsid="00088210" officeooo:paragraph-rsid="000d6912"/>
    </style:style>
    <style:style style:name="P10" style:family="paragraph" style:parent-style-name="Standard">
      <style:text-properties fo:language="es" fo:country="CO" officeooo:rsid="00088210" officeooo:paragraph-rsid="00129990"/>
    </style:style>
    <style:style style:name="P11" style:family="paragraph" style:parent-style-name="Standard">
      <style:text-properties fo:language="es" fo:country="CO" officeooo:rsid="000c340a" officeooo:paragraph-rsid="000c340a"/>
    </style:style>
    <style:style style:name="P12" style:family="paragraph" style:parent-style-name="Standard">
      <style:text-properties fo:language="es" fo:country="CO" officeooo:rsid="000c340a" officeooo:paragraph-rsid="00129990"/>
    </style:style>
    <style:style style:name="P13" style:family="paragraph" style:parent-style-name="Standard">
      <style:text-properties fo:language="es" fo:country="CO" officeooo:rsid="000d6912" officeooo:paragraph-rsid="000d6912"/>
    </style:style>
    <style:style style:name="P14" style:family="paragraph" style:parent-style-name="Standard">
      <style:text-properties fo:language="es" fo:country="CO" officeooo:rsid="000d6912" officeooo:paragraph-rsid="00129990"/>
    </style:style>
    <style:style style:name="P15" style:family="paragraph" style:parent-style-name="Standard">
      <style:text-properties fo:language="es" fo:country="CO" officeooo:rsid="000f4665" officeooo:paragraph-rsid="000f4665"/>
    </style:style>
    <style:style style:name="P16" style:family="paragraph" style:parent-style-name="Standard">
      <style:text-properties fo:language="es" fo:country="CO" officeooo:rsid="000f4665" officeooo:paragraph-rsid="00129990"/>
    </style:style>
    <style:style style:name="P17" style:family="paragraph" style:parent-style-name="Standard">
      <style:text-properties fo:language="es" fo:country="CO" officeooo:rsid="00129990" officeooo:paragraph-rsid="00129990"/>
    </style:style>
    <style:style style:name="P18" style:family="paragraph" style:parent-style-name="Standard">
      <style:text-properties officeooo:rsid="000a7533" officeooo:paragraph-rsid="000a7533"/>
    </style:style>
    <style:style style:name="P19" style:family="paragraph" style:parent-style-name="Standard">
      <style:text-properties officeooo:rsid="000a7533" officeooo:paragraph-rsid="00129990"/>
    </style:style>
    <style:style style:name="P20" style:family="paragraph" style:parent-style-name="Standard">
      <style:text-properties officeooo:rsid="000c340a" officeooo:paragraph-rsid="000c340a"/>
    </style:style>
    <style:style style:name="P21" style:family="paragraph" style:parent-style-name="Standard">
      <style:text-properties officeooo:rsid="000c340a" officeooo:paragraph-rsid="00129990"/>
    </style:style>
    <style:style style:name="T1" style:family="text">
      <style:text-properties fo:language="es" fo:country="CO"/>
    </style:style>
    <style:style style:name="T2" style:family="text">
      <style:text-properties fo:language="es" fo:country="CO" officeooo:rsid="000d6912"/>
    </style:style>
    <style:style style:name="T3" style:family="text">
      <style:text-properties officeooo:rsid="0007c984"/>
    </style:style>
    <style:style style:name="T4" style:family="text">
      <style:text-properties officeooo:rsid="00088210"/>
    </style:style>
    <style:style style:name="T5" style:family="text">
      <style:text-properties officeooo:rsid="000a7533"/>
    </style:style>
    <style:style style:name="T6" style:family="text">
      <style:text-properties officeooo:rsid="000d6912"/>
    </style:style>
    <style:style style:name="T7" style:family="text">
      <style:text-properties officeooo:rsid="001103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¿Qué es un hoisting?</text:p>
      <text:p text:style-name="P2"/>
      <text:p text:style-name="P4">El hoisting o elevación en js es: Un menacnismo en que afecta a las variables y funciones haciendo que sus declaración se eleve hasta la parte superior sin importar si su alcance es global o local.</text:p>
      <text:p text:style-name="P4">Hay que tener en cuenta que lo que se eleva es la declaración y no su inicialización.</text:p>
      <text:p text:style-name="P4"/>
      <text:p text:style-name="P4">Ejemplo: </text:p>
      <text:p text:style-name="P4"/>
      <text:p text:style-name="P4"><text:span text:style-name="T3">Gracias a esto en js podemos invocar una función y <text:s/>una variable antes de que sea inicializada.</text:span></text:p>
      <text:p text:style-name="P4"/>
      <text:p text:style-name="P7">Console.log(num1)// esto devuelve un valor undefined.</text:p>
      <text:p text:style-name="P7"/>
      <text:p text:style-name="P7">var num1 = 1;// se eleva la declaración.</text:p>
      <text:p text:style-name="P7"/>
      <text:p text:style-name="P7">Esto en otros lenguajes daria un error por <text:s/>el flujo de ejeción ya que las variables y las funciones se declara a medida que el flujo de ejecución avanza. Pero en js esto no suceda por la hoisting ya que eleva la declaración dandole el valor de undefined. </text:p>
      <text:p text:style-name="P7"/>
      <text:p text:style-name="P7">Hay que tener en cuenta que una variable no definida no es lo mismo que una variable inexistente.</text:p>
      <text:p text:style-name="P7"/>
      <text:p text:style-name="P7">Recordemos que una varieble es un espacio en memoria. <text:span text:style-name="T4">Se puede representar como cajas.</text:span></text:p>
      <text:p text:style-name="P7"><text:span text:style-name="T4">Cada vez que declaras una variable <text:s/>estas solicitando a la memoria que aparte un espacio para esas cajas. <text:s/></text:span></text:p>
      <text:p text:style-name="P7"><text:span text:style-name="T4">Estar indefinida es como tener una caja vacia, no tiene nada en su interior pero el espacio esta disponible para introducirle un contenido.</text:span></text:p>
      <text:p text:style-name="P7"><text:span text:style-name="T4">Estos espacios se van solicitando de pendiendo del lenguaje de programación <text:s/>a medida que el flujo de ejecución avanza. <text:s/>Pero en js el interprete <text:s/>eleva las variables solicitandole a las memoria que aparte el espacio en momoria para las variables y metodos que tendra que usar, de esta manera no tandra que volver a cargar las variables y funciones. </text:span></text:p>
      <text:p text:style-name="P7"/>
      <text:p text:style-name="P10">¿Qué es un scope?</text:p>
      <text:p text:style-name="P10"><text:span text:style-name="T6">Cuando se habla de </text:span><text:span text:style-name="T5"><text:s/>scope </text:span><text:span text:style-name="T6">se hace referencia al </text:span><text:span text:style-name="T5"><text:s/>contexto actual de ejecución. El contexto </text:span><text:span text:style-name="T6">de ejecución </text:span><text:span text:style-name="T5"><text:s/></text:span><text:span text:style-name="T6">o entorno de ejecución </text:span><text:span text:style-name="T5"><text:s/></text:span><text:span text:style-name="T6">es</text:span><text:span text:style-name="T5"> </text:span><text:span text:style-name="T6">donde </text:span><text:span text:style-name="T5"><text:s/>los valores y las expreciones son <text:s/>visibles <text:s/>o pueden ser referenciadas. </text:span></text:p>
      <text:p text:style-name="P19"><text:span text:style-name="T1">Ejemplo: </text:span></text:p>
      <text:p text:style-name="P21"><text:span text:style-name="T1">gracias al contexto de ejecución podemos tener dos variables <text:s/>con el mismo nombre con diferente valo</text:span><text:span text:style-name="T2">r</text:span><text:span text:style-name="T1"> ya que estas solo existen dentro de la función.<text:tab/></text:span></text:p>
      <text:p text:style-name="P21"><text:span text:style-name="T1">function num1(){</text:span></text:p>
      <text:p text:style-name="P21"><text:span text:style-name="T1"><text:s text:c="4"/>var a = 2; </text:span></text:p>
      <text:p text:style-name="P21"><text:span text:style-name="T1"><text:s text:c="4"/>console.log(a);</text:span></text:p>
      <text:p text:style-name="P21"><text:span text:style-name="T1">}</text:span></text:p>
      <text:p text:style-name="P21"><text:span text:style-name="T1">function num2(){</text:span></text:p>
      <text:p text:style-name="P21"><text:span text:style-name="T1"><text:s text:c="4"/>var a = 1;</text:span></text:p>
      <text:p text:style-name="P21"><text:span text:style-name="T1"><text:s text:c="4"/>console.log(a);</text:span></text:p>
      <text:p text:style-name="P21"><text:span text:style-name="T1">}</text:span></text:p>
      <text:p text:style-name="P21"><text:span text:style-name="T1">num1();//2</text:span></text:p>
      <text:p text:style-name="P21"><text:span text:style-name="T1">num2();//1</text:span></text:p>
      <text:p text:style-name="P21"><text:span text:style-name="T1">num1();//2</text:span></text:p>
      <text:p text:style-name="P12"/>
      <text:p text:style-name="P14"><text:soft-page-break/>a esto se le denomia alcance de una variable. Las variables pueden tener un alcance global o un alcance local, en el ejemplo anterioir las variable a tienia un alcanze local, por eso su valor no fue alterado.</text:p>
      <text:p text:style-name="P14"/>
      <text:p text:style-name="P14">Ejemplo: </text:p>
      <text:p text:style-name="P14"/>
      <text:p text:style-name="P14">var a = 0;// </text:p>
      <text:p text:style-name="P14">console.log(a)</text:p>
      <text:p text:style-name="P14">function num1(){</text:p>
      <text:p text:style-name="P14"><text:s text:c="4"/>a += 1;</text:p>
      <text:p text:style-name="P14"><text:s text:c="4"/>console.log(a);</text:p>
      <text:p text:style-name="P14">}</text:p>
      <text:p text:style-name="P14">function num2(){</text:p>
      <text:p text:style-name="P14"><text:s text:c="4"/>a += 2;</text:p>
      <text:p text:style-name="P14"><text:s text:c="4"/>console.log(a);</text:p>
      <text:p text:style-name="P14">}</text:p>
      <text:p text:style-name="P14">num1();</text:p>
      <text:p text:style-name="P14">num2();</text:p>
      <text:p text:style-name="P14"/>
      <text:p text:style-name="P16">en este ejemplo gracias a que a es una variable de alcance global es posible alterar su valor, lo cual no se podria hacer si la variable tu tuviera un alcance local.</text:p>
      <text:p text:style-name="P16"/>
      <text:p text:style-name="P16">Ejemplo: </text:p>
      <text:p text:style-name="P16"/>
      <text:p text:style-name="P16">var a = 0; //<text:span text:style-name="T7">Variable global valor =0 </text:span></text:p>
      <text:p text:style-name="P16">console.log(a)</text:p>
      <text:p text:style-name="P16">function num1(){</text:p>
      <text:p text:style-name="P16"><text:s text:c="4"/>a += 1; //<text:span text:style-name="T7">el valor de la variable global aumenta en 1, a = 1</text:span></text:p>
      <text:p text:style-name="P16"><text:s text:c="4"/>console.log(a);</text:p>
      <text:p text:style-name="P16">}</text:p>
      <text:p text:style-name="P16">function num2(){</text:p>
      <text:p text:style-name="P16"><text:s text:c="4"/>a += 2; // <text:span text:style-name="T7">el valor de la variable global aunmenta en 2, a= 3</text:span></text:p>
      <text:p text:style-name="P16"><text:s text:c="4"/>console.log(a);</text:p>
      <text:p text:style-name="P16">}</text:p>
      <text:p text:style-name="P16">function num3(){</text:p>
      <text:p text:style-name="P16"><text:s text:c="4"/>var a = 2; // <text:span text:style-name="T7">Esta variable es local, a =2. <text:s/></text:span></text:p>
      <text:p text:style-name="P16"><text:s text:c="4"/>console.log(a);</text:p>
      <text:p text:style-name="P16">}</text:p>
      <text:p text:style-name="P16">num1();// <text:span text:style-name="T7">1</text:span></text:p>
      <text:p text:style-name="P16">num2();//<text:span text:style-name="T7">3</text:span></text:p>
      <text:p text:style-name="P16">a+=2; // <text:span text:style-name="T7">como notaras acontinucación <text:s/>este valor solo aumentara en 2 a la varaible a la variable gobal, mientras la variable local no se vera afectada por su alcance.</text:span></text:p>
      <text:p text:style-name="P16">console.log(a);</text:p>
      <text:p text:style-name="P16">num3();</text:p>
      <text:p text:style-name="P16"><text:tab/></text:p>
      <text:p text:style-name="P16"/>
      <text:p text:style-name="P14"/>
      <text:p text:style-name="P14"/>
      <text:p text:style-name="P10">¿Qué es un ReferenceError?</text:p>
      <text:p text:style-name="P10">Es una alerta que se preseta en consola, representa se esta haciendo referencia una variable inexistente.</text:p>
      <text:p text:style-name="P10"><text:soft-page-break/>¿Qué es un bloque? </text:p>
      <text:p text:style-name="P10"/>
      <text:p text:style-name="P17">En js un bloque de codigo es todo aquello que se esten delimitado por llaves {}.</text:p>
      <text:p text:style-name="P17"/>
      <text:p text:style-name="P17">¿Qué pasa si en el scope actual no está el elemento (variable, constante, etc) que estoy usando?</text:p>
      <text:p text:style-name="P17"/>
      <text:p text:style-name="P17">Cuado la variable no esta en el scope actual, el interprete buscara en el siguiente más secarno, hasta llegar al score global y si en el score global no se encuentra, mostrara el un error not defined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ato" svg:font-family="Lato, apple-system, BlinkMacSystemFont, 'Segoe UI', Roboto, 'Helvetica Neue', Arial, sans-serif, 'Apple Color Emoji', 'Segoe UI Emoji', 'Segoe UI Symbol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0T20:58:49.543773234</meta:creation-date>
    <dc:date>2022-04-21T08:43:43.223230049</dc:date>
    <meta:editing-duration>PT27M18S</meta:editing-duration>
    <meta:editing-cycles>3</meta:editing-cycles>
    <meta:generator>LibreOffice/7.2.6.2$Linux_X86_64 LibreOffice_project/20$Build-2</meta:generator>
    <meta:document-statistic meta:table-count="0" meta:image-count="0" meta:object-count="0" meta:page-count="3" meta:paragraph-count="70" meta:word-count="635" meta:character-count="3654" meta:non-whitespace-character-count="2999"/>
  </office:meta>
</office:document-meta>
</file>